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ccffcc" draw:textarea-vertical-align="middle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96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524cm" svg:y1="1.778cm" svg:x2="6.858cm" svg:y2="1.778cm">
          <text:p/>
        </draw:line>
        <draw:frame draw:style-name="gr2" draw:layer="layout" svg:width="4.572cm" svg:height="0.962cm" svg:x="2.032cm" svg:y="0.508cm">
          <draw:text-box>
            <text:p>Event Data</text:p>
          </draw:text-box>
        </draw:frame>
        <draw:custom-shape draw:style-name="gr3" draw:text-style-name="P1" draw:layer="layout" svg:width="6.858cm" svg:height="2.286cm" svg:x="6.912cm" svg:y="0.5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96cm" svg:height="1.673cm" svg:x="7.366cm" svg:y="1.016cm">
          <draw:text-box>
            <text:p text:style-name="P2"><text:span text:style-name="T1">High Level Trigger</text:span></text:p>
            <text:p text:style-name="P2"><text:span text:style-name="T1">Reco/Filter</text:span></text:p>
          </draw:text-box>
        </draw:frame>
        <draw:line draw:style-name="gr1" draw:text-style-name="P1" draw:layer="layout" svg:x1="13.784cm" svg:y1="1.778cm" svg:x2="15.748cm" svg:y2="1.778cm">
          <text:p/>
        </draw:line>
        <draw:custom-shape draw:style-name="gr3" draw:text-style-name="P1" draw:layer="layout" svg:width="6.858cm" svg:height="2.286cm" svg:x="15.712cm" svg:y="0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96cm" svg:height="0.962cm" svg:x="16.066cm" svg:y="1.217cm">
          <draw:text-box>
            <text:p text:style-name="P2"><text:span text:style-name="T1">Storage Manager</text:span></text:p>
          </draw:text-box>
        </draw:frame>
        <draw:line draw:style-name="gr4" draw:text-style-name="P1" draw:layer="layout" svg:x1="22.57cm" svg:y1="1.27cm" svg:x2="24.892cm" svg:y2="1.27cm">
          <text:p/>
        </draw:line>
        <draw:line draw:style-name="gr4" draw:text-style-name="P1" draw:layer="layout" svg:x1="22.57cm" svg:y1="1.87cm" svg:x2="24.892cm" svg:y2="1.87cm">
          <text:p/>
        </draw:line>
        <draw:line draw:style-name="gr4" draw:text-style-name="P1" draw:layer="layout" svg:x1="22.57cm" svg:y1="2.47cm" svg:x2="24.892cm" svg:y2="2.47cm">
          <text:p/>
        </draw:line>
        <draw:frame draw:style-name="gr5" draw:layer="layout" svg:width="3.362cm" svg:height="3.095cm" svg:x="24.838cm" svg:y="0.716cm">
          <draw:text-box>
            <text:p>Stream A</text:p>
            <text:p>Stream B</text:p>
            <text:p>… … </text:p>
          </draw:text-box>
        </draw:frame>
        <draw:line draw:style-name="gr4" draw:text-style-name="P1" draw:layer="layout" svg:x1="19.05cm" svg:y1="2.849cm" svg:x2="19.05cm" svg:y2="5.334cm">
          <text:p/>
        </draw:line>
        <draw:frame draw:style-name="gr6" draw:layer="layout" svg:width="6.858cm" svg:height="2.384cm" svg:x="19.05cm" svg:y="3.31cm">
          <draw:text-box>
            <text:p>DQM stream</text:p>
            <text:p>&amp; calibration data</text:p>
          </draw:text-box>
        </draw:frame>
        <draw:custom-shape draw:style-name="gr7" draw:text-style-name="P1" draw:layer="layout" svg:width="6.096cm" svg:height="5.842cm" svg:x="5.08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572cm" svg:height="0.962cm" svg:x="6.242cm" svg:y="7.112cm">
          <draw:text-box>
            <text:p text:style-name="P3"><text:span text:style-name="T2">ECAL DQM</text:span></text:p>
          </draw:text-box>
        </draw:frame>
        <draw:frame draw:style-name="standard" draw:layer="layout" svg:width="4.967cm" svg:height="3.365cm" svg:x="5.756cm" svg:y="8.048cm">
          <table:table table:template-name="earth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ource task</text:p>
                <text:p text:style-name="P1">(fill histogram)</text:p>
              </table:table-cell>
            </table:table-row>
            <table:table-row table:style-name="ro1">
              <table:table-cell table:style-name="ce1">
                <text:p text:style-name="P1">Client task</text:p>
                <text:p text:style-name="P1">(check quality)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1" draw:layer="layout" svg:width="6.096cm" svg:height="5.842cm" svg:x="11.781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572cm" svg:height="0.962cm" svg:x="12.943cm" svg:y="7.113cm">
          <draw:text-box>
            <text:p text:style-name="P3"><text:span text:style-name="T2">HCAL DQM</text:span></text:p>
          </draw:text-box>
        </draw:frame>
        <draw:frame draw:style-name="standard" draw:layer="layout" svg:width="4.967cm" svg:height="3.365cm" svg:x="12.457cm" svg:y="8.049cm">
          <table:table table:template-name="earth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ource task</text:p>
                <text:p text:style-name="P1">(fill histogram)</text:p>
              </table:table-cell>
            </table:table-row>
            <table:table-row table:style-name="ro1">
              <table:table-cell table:style-name="ce1">
                <text:p text:style-name="P1">Client task</text:p>
                <text:p text:style-name="P1">(check quality)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1" draw:layer="layout" svg:width="6.096cm" svg:height="5.842cm" svg:x="20.981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572cm" svg:height="0.962cm" svg:x="22.143cm" svg:y="7.113cm">
          <draw:text-box>
            <text:p text:style-name="P3"><text:span text:style-name="T2">DT DQM</text:span></text:p>
          </draw:text-box>
        </draw:frame>
        <draw:frame draw:style-name="standard" draw:layer="layout" svg:width="4.967cm" svg:height="3.365cm" svg:x="21.657cm" svg:y="8.049cm">
          <table:table table:template-name="earth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ource task</text:p>
                <text:p text:style-name="P1">(fill histogram)</text:p>
              </table:table-cell>
            </table:table-row>
            <table:table-row table:style-name="ro1">
              <table:table-cell table:style-name="ce1">
                <text:p text:style-name="P1">Client task</text:p>
                <text:p text:style-name="P1">(check quality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2.286cm" svg:height="2.613cm" svg:x="18.288cm" svg:y="6.928cm">
          <draw:text-box>
            <text:p text:style-name="P4"><text:span text:style-name="T3">...</text:span></text:p>
          </draw:text-box>
        </draw:frame>
        <draw:line draw:style-name="gr8" draw:text-style-name="P1" draw:layer="layout" svg:x1="8.128cm" svg:y1="5.334cm" svg:x2="23.876cm" svg:y2="5.334cm">
          <text:p/>
        </draw:line>
        <draw:line draw:style-name="gr4" draw:text-style-name="P1" draw:layer="layout" svg:x1="8.128cm" svg:y1="5.434cm" svg:x2="8.128cm" svg:y2="6.45cm">
          <text:p/>
        </draw:line>
        <draw:line draw:style-name="gr9" draw:text-style-name="P1" draw:layer="layout" svg:x1="14.828cm" svg:y1="5.434cm" svg:x2="14.828cm" svg:y2="6.45cm">
          <text:p text:style-name="P1"><text:s/></text:p>
        </draw:line>
        <draw:line draw:style-name="gr4" draw:text-style-name="P1" draw:layer="layout" svg:x1="23.828cm" svg:y1="5.434cm" svg:x2="23.828cm" svg:y2="6.45cm">
          <text:p/>
        </draw:line>
        <draw:line draw:style-name="gr4" draw:text-style-name="P1" draw:layer="layout" svg:x1="8.128cm" svg:y1="12.234cm" svg:x2="8.128cm" svg:y2="14.224cm">
          <text:p/>
        </draw:line>
        <draw:line draw:style-name="gr9" draw:text-style-name="P1" draw:layer="layout" svg:x1="14.893cm" svg:y1="12.234cm" svg:x2="14.893cm" svg:y2="14.224cm">
          <text:p text:style-name="P1"><text:s/></text:p>
        </draw:line>
        <draw:line draw:style-name="gr4" draw:text-style-name="P1" draw:layer="layout" svg:x1="23.828cm" svg:y1="12.234cm" svg:x2="23.876cm" svg:y2="14.224cm">
          <text:p/>
        </draw:line>
        <draw:rect draw:style-name="gr10" draw:text-style-name="P1" draw:layer="layout" svg:width="21.844cm" svg:height="1.524cm" svg:x="5.334cm" svg:y="14.224cm">
          <text:p/>
        </draw:rect>
        <draw:frame draw:style-name="gr2" draw:text-style-name="P3" draw:layer="layout" svg:width="21.336cm" svg:height="0.962cm" svg:x="7.142cm" svg:y="14.524cm">
          <draw:text-box>
            <text:p text:style-name="P3"><text:span text:style-name="T2">DQM ROOT files containing histogram &amp; quality check results</text:span></text:p>
          </draw:text-box>
        </draw:frame>
        <draw:line draw:style-name="gr1" draw:text-style-name="P1" draw:layer="layout" svg:x1="16.444cm" svg:y1="15.778cm" svg:x2="16.416cm" svg:y2="18.034cm">
          <text:p/>
        </draw:line>
        <draw:custom-shape draw:style-name="gr11" draw:text-style-name="P1" draw:layer="layout" svg:width="17.272cm" svg:height="1.778cm" svg:x="7.742cm" svg:y="18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2.192cm" svg:height="1.673cm" svg:x="10.736cm" svg:y="18.188cm">
          <draw:text-box>
            <text:p text:style-name="P1"><text:span text:style-name="T2">DQM GUI </text:span></text:p>
            <text:p text:style-name="P1">(https://cmsweb.cern.ch/dqm/)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nglei SUN</meta:initial-creator>
    <meta:creation-date>2018-08-03T18:21:24</meta:creation-date>
    <meta:editing-duration>PT13M44S</meta:editing-duration>
    <meta:editing-cycles>2</meta:editing-cycles>
    <dc:date>2018-08-03T21:21:54</dc:date>
    <dc:creator>Menglei SUN</dc:creator>
    <meta:document-statistic meta:object-count="58"/>
    <meta:generator>OpenOffice/4.1.3$Unix OpenOffice.org_project/413m1$Build-9783</meta:generator>
  </office:meta>
</office:document-meta>
</file>